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3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4.397cm" fo:min-width="4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6.597cm" fo:min-width="5.94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8.698cm" fo:min-width="10.347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6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55cm" fo:min-width="1.6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1" style:family="graphic" style:parent-style-name="standard">
      <style:graphic-properties draw:stroke="solid" svg:stroke-width="0.053cm" svg:stroke-color="#ff0000" draw:marker-start-width="0.279cm" draw:marker-end-width="0.279cm" svg:stroke-opacity="100%" draw:fill-color="#ffff38" draw:textarea-horizontal-align="justify" draw:textarea-vertical-align="middle" draw:auto-grow-height="false" fo:min-height="1.898cm" fo:min-width="12.2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15cm" fo:min-width="3.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098cm" fo:min-width="3.6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0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6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6.915cm"/>
    </style:style>
    <style:style style:name="pr3" style:family="presentation" style:parent-style-name="Padrão-subtitle">
      <style:graphic-properties draw:fill-color="#ffffff" fo:min-height="10.961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.623cm"/>
    </style:style>
    <style:style style:name="pr6" style:family="presentation" style:parent-style-name="Padrão-subtitle">
      <style:graphic-properties draw:fill-color="#ffffff" fo:min-height="9.134cm"/>
    </style:style>
    <style:style style:name="P1" style:family="paragraph">
      <style:text-properties style:font-name="Arial" fo:font-size="48pt" style:font-size-asian="48pt" style:font-size-complex="48pt"/>
    </style:style>
    <style:style style:name="P2" style:family="paragraph">
      <style:paragraph-properties fo:margin-left="0cm" fo:margin-right="0cm" fo:margin-top="0.5cm" fo:margin-bottom="0.5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40pt" style:font-size-asian="40pt" style:font-size-complex="40pt"/>
    </style:style>
    <style:style style:name="P8" style:family="paragraph">
      <style:paragraph-properties fo:margin-left="0cm" fo:margin-right="0cm" fo:margin-top="0.5cm" fo:margin-bottom="0.5cm" fo:text-align="center" fo:text-indent="0cm"/>
      <style:text-properties fo:font-size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8pt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32pt" style:font-size-asian="32pt" style:font-size-complex="32pt"/>
    </style:style>
    <style:style style:name="P13" style:family="paragraph">
      <style:paragraph-properties fo:text-align="center"/>
      <style:text-properties fo:font-size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Arial" fo:font-size="28pt" style:font-size-asian="28pt" style:font-size-complex="28pt"/>
    </style:style>
    <style:style style:name="P17" style:family="paragraph">
      <style:paragraph-properties fo:margin-left="0cm" fo:margin-right="0cm" fo:margin-top="0.4cm" fo:margin-bottom="0.4cm" fo:text-align="center" fo:text-indent="0cm"/>
    </style:style>
    <style:style style:name="P18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style:font-size-asian="48pt" style:font-size-complex="48pt"/>
    </style:style>
    <style:style style:name="P19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4cm" fo:margin-bottom="0.4cm" fo:text-align="center" fo:text-indent="0cm"/>
      <style:text-properties fo:font-weight="normal" style:font-weight-asian="normal" style:font-weight-complex="normal"/>
    </style:style>
    <style:style style:name="P21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fo:font-weight="normal" style:font-size-asian="48pt" style:font-weight-asian="normal" style:font-size-complex="48pt" style:font-weight-complex="normal"/>
    </style:style>
    <style:style style:name="P22" style:family="paragraph">
      <style:paragraph-properties fo:margin-left="0cm" fo:margin-right="0cm" fo:margin-top="0.4cm" fo:margin-bottom="0.4cm" fo:text-align="center" fo:text-indent="0cm"/>
      <style:text-properties fo:color="#000000" fo:font-weight="normal" style:font-weight-asian="normal" style:font-weight-complex="normal"/>
    </style:style>
    <style:style style:name="P23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color="#000000" fo:font-size="48pt" fo:font-weight="normal" style:font-size-asian="48pt" style:font-weight-asian="normal" style:font-size-complex="48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40pt" style:font-size-asian="40pt" style:font-size-complex="40pt"/>
    </style:style>
    <style:style style:name="T4" style:family="text">
      <style:text-properties style:font-name="Arial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28pt" style:font-size-asian="28pt" style:font-size-complex="28pt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2" draw:text-style-name="P3" draw:layer="layout" svg:width="6.799cm" svg:height="6.915cm" svg:x="8cm" svg:y="5.785cm" presentation:class="subtitle" presentation:user-transformed="true">
          <draw:text-box>
            <text:p text:style-name="P2"><text:span text:style-name="T2">1 <text:s text:c="2"/>2 <text:s text:c="2"/>3</text:span></text:p>
            <text:p text:style-name="P2"><text:span text:style-name="T2">4 <text:s text:c="2"/>5 <text:s text:c="2"/>6</text:span></text:p>
            <text:p text:style-name="P2"><text:span text:style-name="T2">7 <text:s text:c="2"/>8 <text:s text:c="2"/>9</text:span></text:p>
          </draw:text-box>
        </draw:frame>
        <draw:frame presentation:style-name="pr2" draw:text-style-name="P3" draw:layer="layout" svg:width="6.799cm" svg:height="6.915cm" svg:x="0.101cm" svg:y="5.086cm">
          <draw:text-box>
            <text:p text:style-name="P2"><text:span text:style-name="T2">1 <text:s text:c="2"/>2</text:span></text:p>
            <text:p text:style-name="P2"><text:span text:style-name="T2">3 <text:s text:c="2"/>4</text:span></text:p>
          </draw:text-box>
        </draw:frame>
        <draw:custom-shape draw:style-name="gr1" draw:text-style-name="P4" draw:layer="layout" svg:width="5cm" svg:height="4.699cm" svg:x="1cm" svg:y="6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499cm" svg:height="6.899cm" svg:x="8.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10.399cm" svg:height="10.961cm" svg:x="16.601cm" svg:y="3.92cm">
          <draw:text-box>
            <text:p text:style-name="P2"><text:span text:style-name="T2">1 <text:s text:c="3"/>2 <text:s text:c="3"/>3 <text:s text:c="3"/></text:span><text:span text:style-name="T2">4</text:span></text:p>
            <text:p text:style-name="P2"><text:span text:style-name="T2">5 <text:s text:c="3"/>6 <text:s text:c="3"/>7 <text:s text:c="3"/></text:span><text:span text:style-name="T2">8</text:span></text:p>
            <text:p text:style-name="P2"><text:span text:style-name="T2">9 <text:s text:c="2"/>10 <text:s/>11 <text:s/></text:span><text:span text:style-name="T2">12</text:span></text:p>
            <text:p text:style-name="P2"><text:span text:style-name="T2">13 <text:s/>14 <text:s/>15 <text:s/></text:span><text:span text:style-name="T2">16</text:span></text:p>
          </draw:text-box>
        </draw:frame>
        <draw:custom-shape draw:style-name="gr3" draw:text-style-name="P4" draw:layer="layout" svg:width="10.899cm" svg:height="9cm" svg:x="16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2"><text:span text:style-name="T2">[ 1, 2, 3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</text:span><text:span text:style-name="T3">ARR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1, 2, 3]</text:span></text:p>
            <text:p text:style-name="P2"><text:span text:style-name="T2">[1, 2, 3]</text:span></text:p>
            <text:p text:style-name="P2"><text:span text:style-name="T2">[1, 2, 3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VETORES / </text:span><text:span text:style-name="T3">ARRAY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1, 2, 3],</text:span></text:p>
            <text:p text:style-name="P2"><text:span text:style-name="T2"><text:s text:c="4"/></text:span><text:span text:style-name="T2">[1, 2, </text:span><text:span text:style-name="T2">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MATRIZ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8"><text:span text:style-name="T2">[ A, B, C ]</text:span></text:p>
            <text:p text:style-name="P8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</text:span><text:span text:style-name="T3">ARRAY</text:span></text:p>
          </draw:text-box>
        </draw:frame>
        <draw:frame presentation:style-name="pr5" draw:text-style-name="P3" draw:layer="layout" svg:width="9cm" svg:height="4.285cm" svg:x="16cm" svg:y="9.989cm">
          <draw:text-box>
            <text:p text:style-name="P8"><text:span text:style-name="T2">[ 0, 1, 2 ]</text:span></text:p>
            <text:p text:style-name="P8"><text:span text:style-name="T2"/></text:p>
          </draw:text-box>
        </draw:frame>
        <draw:frame draw:style-name="gr5" draw:text-style-name="P7" draw:layer="layout" svg:width="12.4cm" svg:height="3.401cm" svg:x="7.8cm" svg:y="10.199cm">
          <draw:text-box>
            <text:p text:style-name="P6"><text:span text:style-name="T3">ÍNDIC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6" draw:text-style-name="P10" draw:layer="layout" svg:width="25.199cm" svg:height="9.134cm" svg:x="4.401cm" svg:y="4.266cm" presentation:class="subtitle" presentation:user-transformed="true">
          <draw:text-box>
            <text:p text:style-name="P2"><text:span text:style-name="T2">[ [0][0] [0]</text:span><text:span text:style-name="T2">[1] [0][2],</text:span></text:p>
            <text:p text:style-name="P2"><text:span text:style-name="T2"><text:s text:c="2"/></text:span><text:span text:style-name="T2">[1][0] [1]</text:span><text:span text:style-name="T2">[1] [1][2],</text:span></text:p>
            <text:p text:style-name="P2"><text:span text:style-name="T2"><text:s text:c="4"/></text:span><text:span text:style-name="T2">[2][0] [2]</text:span><text:span text:style-name="T2">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2" draw:layer="layout" svg:width="6cm" svg:height="1.517cm" svg:x="2.8cm" svg:y="7.6cm">
          <draw:text-box>
            <text:p text:style-name="P11"><text:span text:style-name="T4">ÍNDIC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6" draw:text-style-name="P3" draw:layer="layout" svg:width="25.199cm" svg:height="9.134cm" svg:x="4.401cm" svg:y="4.266cm" presentation:class="subtitle" presentation:user-transformed="true">
          <draw:text-box>
            <text:p text:style-name="P8"><text:span text:style-name="T2">[ </text:span><text:span text:style-name="T5">[0]</text:span><text:span text:style-name="T2">[0] </text:span><text:span text:style-name="T5">[0]</text:span><text:span text:style-name="T2">[1] </text:span><text:span text:style-name="T5">[0]</text:span><text:span text:style-name="T2">[2],</text:span></text:p>
            <text:p text:style-name="P8"><text:span text:style-name="T2"><text:s text:c="2"/></text:span><text:span text:style-name="T5">[1]</text:span><text:span text:style-name="T2">[0] </text:span><text:span text:style-name="T5">[1]</text:span><text:span text:style-name="T2">[1] </text:span><text:span text:style-name="T5">[1]</text:span><text:span text:style-name="T2">[2],</text:span></text:p>
            <text:p text:style-name="P8"><text:span text:style-name="T2"><text:s text:c="4"/></text:span><text:span text:style-name="T5">[2]</text:span><text:span text:style-name="T2">[0] </text:span><text:span text:style-name="T5">[2]</text:span><text:span text:style-name="T2">[1] </text:span><text:span text:style-name="T5">[2]</text:span><text:span text:style-name="T2">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2" draw:layer="layout" svg:width="6cm" svg:height="4.049cm" svg:x="2.4cm" svg:y="7.2cm">
          <draw:text-box>
            <text:p text:style-name="P13"><text:span text:style-name="T4">Índices das </text:span><text:span text:style-name="T4">linhas</text:span></text:p>
            <text:p text:style-name="P13"><text:span text:style-name="T4"/></text:p>
          </draw:text-box>
        </draw:frame>
        <draw:custom-shape draw:style-name="gr7" draw:text-style-name="P4" draw:layer="layout" svg:width="2.1cm" svg:height="6.8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cm" svg:height="6.8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cm" svg:height="6.8cm" svg:x="19.6cm" svg:y="5.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6" draw:text-style-name="P3" draw:layer="layout" svg:width="25.199cm" svg:height="9.134cm" svg:x="4.401cm" svg:y="4.266cm" presentation:class="subtitle" presentation:user-transformed="true">
          <draw:text-box>
            <text:p text:style-name="P8"><text:span text:style-name="T2">[ [0]</text:span><text:span text:style-name="T5">[0]</text:span><text:span text:style-name="T2"> [0]</text:span><text:span text:style-name="T5">[1]</text:span><text:span text:style-name="T2"> [0]</text:span><text:span text:style-name="T5">[2]</text:span><text:span text:style-name="T2">,</text:span></text:p>
            <text:p text:style-name="P8"><text:span text:style-name="T2"><text:s text:c="2"/></text:span><text:span text:style-name="T2">[1]</text:span><text:span text:style-name="T5">[0]</text:span><text:span text:style-name="T2"> [1]</text:span><text:span text:style-name="T5">[1]</text:span><text:span text:style-name="T2"> [1]</text:span><text:span text:style-name="T5">[2]</text:span><text:span text:style-name="T2">,</text:span></text:p>
            <text:p text:style-name="P8"><text:span text:style-name="T2"><text:s text:c="4"/></text:span><text:span text:style-name="T2">[2]</text:span><text:span text:style-name="T5">[0]</text:span><text:span text:style-name="T2"> [2]</text:span><text:span text:style-name="T5">[1]</text:span><text:span text:style-name="T2"> [2]</text:span><text:span text:style-name="T5">[2]</text:span><text:span text:style-name="T2">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2" draw:layer="layout" svg:width="6cm" svg:height="4.049cm" svg:x="2.2cm" svg:y="7cm">
          <draw:text-box>
            <text:p text:style-name="P13"><text:span text:style-name="T4">Índices das </text:span><text:span text:style-name="T4">colunas</text:span></text:p>
          </draw:text-box>
        </draw:frame>
        <draw:custom-shape draw:style-name="gr9" draw:text-style-name="P4" draw:layer="layout" svg:width="2.1cm" svg:height="6.8cm" svg:x="12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cm" svg:height="6.8cm" svg:x="17.1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cm" svg:height="6.8cm" svg:x="21.5cm" svg:y="5.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6.677cm" svg:x="13.8cm" svg:y="5.323cm" presentation:class="subtitle" presentation:user-transformed="true">
          <draw:text-box>
            <text:p text:style-name="P8"><text:span text:style-name="T2">[ [1, 2, 3],</text:span></text:p>
            <text:p text:style-name="P8"><text:span text:style-name="T2"><text:s text:c="2"/></text:span><text:span text:style-name="T2">[4, 5, 6],</text:span></text:p>
            <text:p text:style-name="P8"><text:span text:style-name="T2"><text:s text:c="4"/></text:span><text:span text:style-name="T2">[7, 8, </text:span><text:span text:style-name="T2">9], ]</text:span></text:p>
          </draw:text-box>
        </draw:frame>
        <draw:frame draw:style-name="gr10" draw:text-style-name="P12" draw:layer="layout" svg:width="9cm" svg:height="1.601cm" svg:x="2.6cm" svg:y="7.999cm">
          <draw:text-box>
            <text:p text:style-name="P14"><text:span text:style-name="T4">ÍNDIC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6" draw:text-style-name="P3" draw:layer="layout" svg:width="25.199cm" svg:height="9.134cm" svg:x="4.401cm" svg:y="4.266cm" presentation:class="subtitle" presentation:user-transformed="true">
          <draw:text-box>
            <text:p text:style-name="P8"><text:span text:style-name="T2">[ [0][0] [0]</text:span><text:span text:style-name="T2">[1] [0][2],</text:span></text:p>
            <text:p text:style-name="P8"><text:span text:style-name="T2"><text:s text:c="2"/></text:span><text:span text:style-name="T2">[1][0] [1]</text:span><text:span text:style-name="T2">[1] [1][2],</text:span></text:p>
            <text:p text:style-name="P8"><text:span text:style-name="T2"><text:s text:c="4"/></text:span><text:span text:style-name="T2">[2][0] [2]</text:span><text:span text:style-name="T2">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2" draw:layer="layout" svg:width="6cm" svg:height="1.517cm" svg:x="2.8cm" svg:y="7.6cm">
          <draw:text-box>
            <text:p text:style-name="P13"><text:span text:style-name="T4">ÍNDIC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g>
          <draw:custom-shape draw:style-name="gr11" draw:text-style-name="P15" draw:layer="layout" svg:width="12.8cm" svg:height="2.2cm" svg:x="10.5cm" svg:y="5.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12.8cm" svg:height="2.2cm" svg:x="10.5cm" svg:y="10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12.8cm" svg:height="2.2cm" svg:x="10.5cm" svg:y="7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2" draw:layer="layout" svg:width="6cm" svg:height="1.517cm" svg:x="2.8cm" svg:y="7.6cm">
          <draw:text-box>
            <text:p text:style-name="P11"><text:span text:style-name="T4">LINHAS</text:span></text:p>
          </draw:text-box>
        </draw:frame>
        <draw:frame presentation:style-name="pr6" draw:text-style-name="P10" draw:layer="layout" svg:width="25.199cm" svg:height="9.134cm" svg:x="4.401cm" svg:y="4.266cm" presentation:class="subtitle" presentation:user-transformed="true">
          <draw:text-box>
            <text:p text:style-name="P2"><text:span text:style-name="T2">[0][0] [0][1] </text:span><text:span text:style-name="T2">[0][2]</text:span></text:p>
            <text:p text:style-name="P2"><text:span text:style-name="T2">[1][0] [1][1] </text:span><text:span text:style-name="T2">[1][2]</text:span></text:p>
            <text:p text:style-name="P2"><text:span text:style-name="T2">[2][0] [2][1] </text:span><text:span text:style-name="T2">[2][2]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custom-shape draw:style-name="gr12" draw:text-style-name="P15" draw:layer="layout" svg:width="4.2cm" svg:height="7.4cm" svg:x="11.4cm" svg:y="5.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5" draw:layer="layout" svg:width="4.2cm" svg:height="7.4cm" svg:x="16.1cm" svg:y="5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4.2cm" svg:height="7.4cm" svg:x="20.7cm" svg:y="5.4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6" draw:layer="layout" svg:width="7.2cm" svg:height="1.352cm" svg:x="2.6cm" svg:y="7.8cm">
          <draw:text-box>
            <text:p text:style-name="P11"><text:span text:style-name="T6">COLUNAS</text:span></text:p>
          </draw:text-box>
        </draw:frame>
        <draw:frame presentation:style-name="pr6" draw:text-style-name="P10" draw:layer="layout" svg:width="25.199cm" svg:height="9.134cm" svg:x="5.601cm" svg:y="4.466cm" presentation:class="subtitle" presentation:user-transformed="true">
          <draw:text-box>
            <text:p text:style-name="P17"><text:span text:style-name="T2">[0][0] <text:s/>[0][1] </text:span><text:span text:style-name="T2"><text:s/>[0][2]</text:span></text:p>
            <text:p text:style-name="P17"><text:span text:style-name="T2">[1][0] <text:s/>[1][1] </text:span><text:span text:style-name="T2"><text:s/>[1][2]</text:span></text:p>
            <text:p text:style-name="P17"><text:span text:style-name="T2">[2][0] <text:s/>[2][1] </text:span><text:span text:style-name="T2"><text:s/>[2][2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6.677cm" svg:x="16cm" svg:y="5.323cm" presentation:class="subtitle" presentation:user-transformed="true">
          <draw:text-box>
            <text:p text:style-name="P8"><text:span text:style-name="T2">[ [1, 2, 3],</text:span></text:p>
            <text:p text:style-name="P8"><text:span text:style-name="T2"><text:s text:c="2"/></text:span><text:span text:style-name="T2">[1, 2, 3],</text:span></text:p>
            <text:p text:style-name="P8"><text:span text:style-name="T2"><text:s text:c="4"/></text:span><text:span text:style-name="T2">[1, 2, </text:span><text:span text:style-name="T2">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Arrays dentro </text:span><text:span text:style-name="T3">de array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 Principal</text:span></text:p>
          </draw:text-box>
        </draw:frame>
        <draw:frame presentation:style-name="pr6" draw:text-style-name="P18" draw:layer="layout" svg:width="17.2cm" svg:height="9.134cm" svg:x="9cm" svg:y="4.466cm" presentation:class="subtitle" presentation:user-transformed="true">
          <draw:text-box>
            <text:p text:style-name="P17"><text:span text:style-name="T7">[0][0]</text:span><text:span text:style-name="T2"> <text:s/></text:span><text:span text:style-name="T2">[0][1] <text:s/>[0]</text:span><text:span text:style-name="T2">[2]</text:span></text:p>
            <text:p text:style-name="P17"><text:span text:style-name="T2">[1][0] <text:s/></text:span><text:span text:style-name="T7">[1][1]</text:span><text:span text:style-name="T2"> <text:s/></text:span><text:span text:style-name="T2">[1][2]</text:span></text:p>
            <text:p text:style-name="P17"><text:span text:style-name="T2">[2][0] <text:s/>[2]</text:span><text:span text:style-name="T2">[1] <text:s/></text:span><text:span text:style-name="T7">[2]</text:span><text:span text:style-name="T7">[2]</text:span></text:p>
          </draw:text-box>
        </draw:frame>
        <draw:frame draw:style-name="gr15" draw:text-style-name="P16" draw:layer="layout" svg:width="7.2cm" svg:height="1.6cm" svg:x="1.4cm" svg:y="6.4cm">
          <draw:text-box>
            <text:p text:style-name="P11"><text:span text:style-name="T6">Índices iguais!</text:span></text:p>
          </draw:text-box>
        </draw:frame>
        <draw:frame draw:style-name="gr15" draw:text-style-name="P16" draw:layer="layout" svg:width="7.2cm" svg:height="4.655cm" svg:x="1.4cm" svg:y="8.345cm">
          <draw:text-box>
            <text:p text:style-name="P11"><text:span text:style-name="T6">Linha = Coluna</text:span></text:p>
            <text:p text:style-name="P11"><text:span text:style-name="T6">0 = 0</text:span></text:p>
            <text:p text:style-name="P11"><text:span text:style-name="T6">1 = 1</text:span></text:p>
            <text:p text:style-name="P11"><text:span text:style-name="T6">2 = 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</text:span><text:span text:style-name="T1">linha</text:span></text:p>
          </draw:text-box>
        </draw:frame>
        <draw:frame presentation:style-name="pr6" draw:text-style-name="P18" draw:layer="layout" svg:width="18.2cm" svg:height="9.134cm" svg:x="8.2cm" svg:y="4.466cm" presentation:class="subtitle" presentation:user-transformed="true">
          <draw:text-box>
            <text:p text:style-name="P17"><text:span text:style-name="T7">[0]</text:span><text:span text:style-name="T2">[0] <text:s/></text:span><text:span text:style-name="T7">[0]</text:span><text:span text:style-name="T2">[1] </text:span><text:span text:style-name="T2"><text:s/></text:span><text:span text:style-name="T7">[0]</text:span><text:span text:style-name="T2">[2]</text:span></text:p>
            <text:p text:style-name="P17"><text:span text:style-name="T7">[1]</text:span><text:span text:style-name="T2">[0] <text:s/></text:span><text:span text:style-name="T7">[1]</text:span><text:span text:style-name="T2">[1] </text:span><text:span text:style-name="T2"><text:s/></text:span><text:span text:style-name="T7">[1]</text:span><text:span text:style-name="T2">[2]</text:span></text:p>
            <text:p text:style-name="P17"><text:span text:style-name="T7">[2]</text:span><text:span text:style-name="T2">[0] <text:s/></text:span><text:span text:style-name="T7">[2]</text:span><text:span text:style-name="T2">[1] </text:span><text:span text:style-name="T2"><text:s/></text:span><text:span text:style-name="T7">[2]</text:span><text:span text:style-name="T2">[2]</text:span></text:p>
          </draw:text-box>
        </draw:frame>
        <draw:frame draw:style-name="gr16" draw:text-style-name="P16" draw:layer="layout" svg:width="7.2cm" svg:height="3.754cm" svg:x="1.6cm" svg:y="7.2cm">
          <draw:text-box>
            <text:p text:style-name="P19"><text:span text:style-name="T6">1ª linha = 0</text:span></text:p>
            <text:p text:style-name="P19"><text:span text:style-name="T6">2ª linha = 1</text:span></text:p>
            <text:p text:style-name="P19"><text:span text:style-name="T6">3ª linha = 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</text:span><text:span text:style-name="T1">Coluna</text:span></text:p>
          </draw:text-box>
        </draw:frame>
        <draw:frame presentation:style-name="pr6" draw:text-style-name="P21" draw:layer="layout" svg:width="18.2cm" svg:height="9.134cm" svg:x="8.2cm" svg:y="4.466cm" presentation:class="subtitle" presentation:user-transformed="true">
          <draw:text-box>
            <text:p text:style-name="P20"><text:span text:style-name="T2">[0]</text:span><text:span text:style-name="T7">[0]</text:span><text:span text:style-name="T2"> <text:s/>[0]</text:span><text:span text:style-name="T7">[1]</text:span><text:span text:style-name="T2"> </text:span><text:span text:style-name="T2"><text:s/>[0]</text:span><text:span text:style-name="T7">[2]</text:span></text:p>
            <text:p text:style-name="P20"><text:span text:style-name="T2">[1]</text:span><text:span text:style-name="T7">[0]</text:span><text:span text:style-name="T2"> <text:s/>[1]</text:span><text:span text:style-name="T7">[1]</text:span><text:span text:style-name="T2"> </text:span><text:span text:style-name="T2"><text:s/>[1]</text:span><text:span text:style-name="T7">[2]</text:span></text:p>
            <text:p text:style-name="P20"><text:span text:style-name="T2">[2]</text:span><text:span text:style-name="T7">[0]</text:span><text:span text:style-name="T2"> <text:s/>[2]</text:span><text:span text:style-name="T7">[1]</text:span><text:span text:style-name="T2"> </text:span><text:span text:style-name="T2"><text:s/>[2]</text:span><text:span text:style-name="T7">[2]</text:span></text:p>
          </draw:text-box>
        </draw:frame>
        <draw:frame draw:style-name="gr16" draw:text-style-name="P16" draw:layer="layout" svg:width="7.2cm" svg:height="3.754cm" svg:x="1.6cm" svg:y="7.2cm">
          <draw:text-box>
            <text:p text:style-name="P19"><text:span text:style-name="T6">1ª coluna = 0</text:span></text:p>
            <text:p text:style-name="P19"><text:span text:style-name="T6">2ª coluna = 1</text:span></text:p>
            <text:p text:style-name="P19"><text:span text:style-name="T6">3ª coluna = 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</text:span><text:span text:style-name="T1">Esquerda </text:span><text:span text:style-name="T1">Direita</text:span></text:p>
          </draw:text-box>
        </draw:frame>
        <draw:frame presentation:style-name="pr6" draw:text-style-name="P23" draw:layer="layout" svg:width="18.2cm" svg:height="9.134cm" svg:x="8.2cm" svg:y="4.466cm" presentation:class="subtitle" presentation:user-transformed="true">
          <draw:text-box>
            <text:p text:style-name="P22"><text:span text:style-name="T7">[0][0]</text:span><text:span text:style-name="T8"> <text:s/>[0][1] </text:span><text:span text:style-name="T8"><text:s/>[0][2]</text:span></text:p>
            <text:p text:style-name="P22"><text:span text:style-name="T8">[1][0] <text:s/></text:span><text:span text:style-name="T7">[1][1]</text:span><text:span text:style-name="T8"> </text:span><text:span text:style-name="T8"><text:s/>[1][2]</text:span></text:p>
            <text:p text:style-name="P22"><text:span text:style-name="T8">[2][0] <text:s/>[2][1] </text:span><text:span text:style-name="T8"><text:s/></text:span><text:span text:style-name="T7">[2][2]</text:span></text:p>
          </draw:text-box>
        </draw:frame>
        <draw:frame draw:style-name="gr17" draw:text-style-name="P25" draw:layer="layout" svg:width="7.2cm" svg:height="5.155cm" svg:x="1.2cm" svg:y="6.645cm">
          <draw:text-box>
            <text:p text:style-name="P19"><text:span text:style-name="T9">Linha = Coluna</text:span></text:p>
            <text:p text:style-name="P24"><text:span text:style-name="T9">0 = 0</text:span></text:p>
            <text:p text:style-name="P24"><text:span text:style-name="T9">1 = 1</text:span></text:p>
            <text:p text:style-name="P19"><text:span text:style-name="T9">2 = 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</text:span><text:span text:style-name="T1">Superior </text:span><text:span text:style-name="T1">Direito</text:span></text:p>
          </draw:text-box>
        </draw:frame>
        <draw:frame presentation:style-name="pr6" draw:text-style-name="P23" draw:layer="layout" svg:width="18.2cm" svg:height="9.134cm" svg:x="8.2cm" svg:y="4.466cm" presentation:class="subtitle" presentation:user-transformed="true">
          <draw:text-box>
            <text:p text:style-name="P22"><text:span text:style-name="T8">[0][0] <text:s/></text:span><text:span text:style-name="T7">[0][1]</text:span><text:span text:style-name="T8"> </text:span><text:span text:style-name="T8"><text:s/></text:span><text:span text:style-name="T7">[0][2]</text:span></text:p>
            <text:p text:style-name="P22"><text:span text:style-name="T8">[1][0] <text:s/>[1][1] </text:span><text:span text:style-name="T8"><text:s/></text:span><text:span text:style-name="T7">[1][2]</text:span></text:p>
            <text:p text:style-name="P22"><text:span text:style-name="T8">[2][0] <text:s/>[2][1] </text:span><text:span text:style-name="T8"><text:s/>[2][2]</text:span></text:p>
          </draw:text-box>
        </draw:frame>
        <draw:frame draw:style-name="gr18" draw:text-style-name="P27" draw:layer="layout" svg:width="8.6cm" svg:height="5.615cm" svg:x="0.5cm" svg:y="6.5cm">
          <draw:text-box>
            <text:p text:style-name="P26"><text:span text:style-name="T10">Coluna &gt; Linha</text:span></text:p>
            <text:p text:style-name="P26"><text:span text:style-name="T10">1 &gt; 0</text:span></text:p>
            <text:p text:style-name="P26"><text:span text:style-name="T10">2 &gt; 0</text:span></text:p>
            <text:p text:style-name="P26"><text:span text:style-name="T10">2 &gt; 1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</text:span><text:span text:style-name="T1">Inferior </text:span><text:span text:style-name="T1">Esquerdo</text:span></text:p>
          </draw:text-box>
        </draw:frame>
        <draw:frame presentation:style-name="pr6" draw:text-style-name="P23" draw:layer="layout" svg:width="18.2cm" svg:height="9.134cm" svg:x="8.2cm" svg:y="4.466cm" presentation:class="subtitle" presentation:user-transformed="true">
          <draw:text-box>
            <text:p text:style-name="P22"><text:span text:style-name="T8">[0][0] <text:s/>[0][1] </text:span><text:span text:style-name="T8"><text:s/>[0][2]</text:span></text:p>
            <text:p text:style-name="P22"><text:span text:style-name="T7">[1][0]</text:span><text:span text:style-name="T8"> <text:s/>[1][1] </text:span><text:span text:style-name="T8"><text:s/>[1][2]</text:span></text:p>
            <text:p text:style-name="P22"><text:span text:style-name="T7">[2][0]</text:span><text:span text:style-name="T8"> <text:s/></text:span><text:span text:style-name="T7">[2]</text:span><text:span text:style-name="T7">[1]</text:span><text:span text:style-name="T8"> <text:s/>[2][2]</text:span></text:p>
          </draw:text-box>
        </draw:frame>
        <draw:frame draw:style-name="gr19" draw:text-style-name="P27" draw:layer="layout" svg:width="8.6cm" svg:height="5.615cm" svg:x="0.5cm" svg:y="6.4cm">
          <draw:text-box>
            <text:p text:style-name="P26"><text:span text:style-name="T10">Linha &gt; Coluna</text:span></text:p>
            <text:p text:style-name="P26"><text:span text:style-name="T10">1 &gt; 0</text:span></text:p>
            <text:p text:style-name="P26"><text:span text:style-name="T10">2 &gt; 0</text:span></text:p>
            <text:p text:style-name="P26"><text:span text:style-name="T10">2 &gt; 1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</text:span><text:span text:style-name="T1">Direita </text:span><text:span text:style-name="T1">Esquerda</text:span></text:p>
          </draw:text-box>
        </draw:frame>
        <draw:frame presentation:style-name="pr6" draw:text-style-name="P23" draw:layer="layout" svg:width="14.4cm" svg:height="9.134cm" svg:x="13.2cm" svg:y="4.466cm" presentation:class="subtitle" presentation:user-transformed="true">
          <draw:text-box>
            <text:p text:style-name="P22"><text:span text:style-name="T8">[0][0] <text:s/>[0][1] </text:span><text:span text:style-name="T8"><text:s/></text:span><text:span text:style-name="T7">[0][2]</text:span></text:p>
            <text:p text:style-name="P22"><text:span text:style-name="T8">[1][0] <text:s/></text:span><text:span text:style-name="T7">[1][1]</text:span><text:span text:style-name="T8"> </text:span><text:span text:style-name="T8"><text:s/>[1][2]</text:span></text:p>
            <text:p text:style-name="P22"><text:span text:style-name="T7">[2][0]</text:span><text:span text:style-name="T8"> <text:s/>[2][1] </text:span><text:span text:style-name="T8"><text:s/>[2][2]</text:span></text:p>
          </draw:text-box>
        </draw:frame>
        <draw:frame draw:style-name="gr20" draw:text-style-name="P29" draw:layer="layout" svg:width="12.2cm" svg:height="5.251cm" svg:x="0.6cm" svg:y="6.8cm">
          <draw:text-box>
            <text:p text:style-name="P28"><text:span text:style-name="T11">Linha + Coluna = </text:span><text:span text:style-name="T11">Ordem - 1</text:span></text:p>
            <text:p text:style-name="P28"><text:span text:style-name="T11">0 + 2 = 3 - 1</text:span></text:p>
            <text:p text:style-name="P28"><text:span text:style-name="T11">1 + 1 = 3 - 1</text:span></text:p>
            <text:p text:style-name="P28"><text:span text:style-name="T11">2 + 0 = 3 - 1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</text:span><text:span text:style-name="T1">Inferior </text:span><text:span text:style-name="T1">Direito</text:span></text:p>
          </draw:text-box>
        </draw:frame>
        <draw:frame presentation:style-name="pr6" draw:text-style-name="P23" draw:layer="layout" svg:width="14.4cm" svg:height="9.134cm" svg:x="13.2cm" svg:y="4.466cm" presentation:class="subtitle" presentation:user-transformed="true">
          <draw:text-box>
            <text:p text:style-name="P22"><text:span text:style-name="T8">[0][0] <text:s/>[0][1] </text:span><text:span text:style-name="T8"><text:s/>[0][2]</text:span></text:p>
            <text:p text:style-name="P22"><text:span text:style-name="T8">[1][0] <text:s/>[1][1] </text:span><text:span text:style-name="T8"><text:s/></text:span><text:span text:style-name="T7">[1][2]</text:span></text:p>
            <text:p text:style-name="P22"><text:span text:style-name="T8">[2][0] <text:s/></text:span><text:span text:style-name="T7">[2][1]</text:span><text:span text:style-name="T8"> </text:span><text:span text:style-name="T8"><text:s/></text:span><text:span text:style-name="T7">[2][2]</text:span></text:p>
          </draw:text-box>
        </draw:frame>
        <draw:frame draw:style-name="gr21" draw:text-style-name="P29" draw:layer="layout" svg:width="12.2cm" svg:height="5.251cm" svg:x="0.6cm" svg:y="6.8cm">
          <draw:text-box>
            <text:p text:style-name="P28"><text:span text:style-name="T11">Linha + Coluna &gt;= </text:span><text:span text:style-name="T11">Ordem</text:span></text:p>
            <text:p text:style-name="P28"><text:span text:style-name="T11">1 + 2 &gt;= 3</text:span></text:p>
            <text:p text:style-name="P28"><text:span text:style-name="T11">2 + 1 &gt;= 3</text:span></text:p>
            <text:p text:style-name="P28"><text:span text:style-name="T11">2 + 2 &gt;= 3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</text:span><text:span text:style-name="T1">Superior </text:span><text:span text:style-name="T1">Esquerdo</text:span></text:p>
          </draw:text-box>
        </draw:frame>
        <draw:frame presentation:style-name="pr6" draw:text-style-name="P23" draw:layer="layout" svg:width="14.4cm" svg:height="9.134cm" svg:x="13.2cm" svg:y="4.466cm" presentation:class="subtitle" presentation:user-transformed="true">
          <draw:text-box>
            <text:p text:style-name="P22"><text:span text:style-name="T7">[0][0]</text:span><text:span text:style-name="T8"> <text:s/></text:span><text:span text:style-name="T7">[0]</text:span><text:span text:style-name="T7">[1]</text:span><text:span text:style-name="T8"> <text:s/>[0][2]</text:span></text:p>
            <text:p text:style-name="P22"><text:span text:style-name="T7">[1][0]</text:span><text:span text:style-name="T8"> <text:s/>[1][1] </text:span><text:span text:style-name="T8"><text:s/>[1][2]</text:span></text:p>
            <text:p text:style-name="P22"><text:span text:style-name="T8">[2][0] <text:s/>[2][1] </text:span><text:span text:style-name="T8"><text:s/>[2][2]</text:span></text:p>
          </draw:text-box>
        </draw:frame>
        <draw:frame draw:style-name="gr22" draw:text-style-name="P29" draw:layer="layout" svg:width="12.2cm" svg:height="5.251cm" svg:x="0.6cm" svg:y="6.8cm">
          <draw:text-box>
            <text:p text:style-name="P28"><text:span text:style-name="T11">Linha + Coluna &lt; </text:span><text:span text:style-name="T11">Ordem - 1 </text:span></text:p>
            <text:p text:style-name="P28"><text:span text:style-name="T11">0 + 0 &lt; 3</text:span></text:p>
            <text:p text:style-name="P28"><text:span text:style-name="T11">0 + 1 &lt; 3</text:span></text:p>
            <text:p text:style-name="P28"><text:span text:style-name="T11">1 + 0 &lt; 3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5T10:07:28.790811056</meta:creation-date>
    <dc:date>2022-11-16T17:56:57.556325214</dc:date>
    <meta:editing-duration>PT50M41S</meta:editing-duration>
    <meta:editing-cycles>2</meta:editing-cycles>
    <meta:generator>LibreOffice/6.1.5.2$Linux_X86_64 LibreOffice_project/10$Build-2</meta:generator>
    <meta:document-statistic meta:object-count="152"/>
  </office:meta>
</office:document-meta>
</file>